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0.74pt solid #000000" fo:border-left="none" fo:border-right="none" fo:border-top="0.74pt solid #000000"/>
      <style:text-properties fo:color="#000000"/>
    </style:style>
    <style:style style:name="ce2" style:family="table-cell" style:parent-style-name="Default">
      <style:map style:condition="is-true-formula([.$I2] = 0)" style:apply-style-name="greyed_20_out" style:base-cell-address="QF_UF.A2"/>
    </style:style>
    <style:style style:name="ce3" style:family="table-cell" style:parent-style-name="Default">
      <style:table-cell-properties fo:border-bottom="0.74pt solid #000000" fo:border-left="none" fo:border-right="none" fo:border-top="none"/>
      <style:map style:condition="is-true-formula([.$I2] = 0)" style:apply-style-name="greyed_20_out" style:base-cell-address="QF_UF.A2"/>
    </style:style>
    <style:style style:name="ce4" style:family="table-cell" style:parent-style-name="Default">
      <style:table-cell-properties fo:border-bottom="none" fo:border-left="none" fo:border-right="0.74pt solid #000000" fo:border-top="none"/>
      <style:map style:condition="is-true-formula([.$I2] = 0)" style:apply-style-name="greyed_20_out" style:base-cell-address="QF_UF.A2"/>
    </style:style>
    <style:style style:name="ce5" style:family="table-cell" style:parent-style-name="Default">
      <style:table-cell-properties fo:border-bottom="0.74pt solid #000000" fo:border-left="none" fo:border-right="0.74pt solid #000000" fo:border-top="none"/>
      <style:map style:condition="is-true-formula([.$I2] = 0)" style:apply-style-name="greyed_20_out" style:base-cell-address="QF_UF.A2"/>
    </style:style>
    <style:style style:name="ce6" style:family="table-cell" style:parent-style-name="Default" style:data-style-name="N11"/>
    <style:style style:name="ce7" style:family="table-cell" style:parent-style-name="Default">
      <style:table-cell-properties fo:border-bottom="0.74pt solid #000000" fo:border-left="none" fo:border-right="none" fo:border-top="none"/>
      <style:text-properties fo:color="#000000"/>
    </style:style>
    <style:style style:name="ce8" style:family="table-cell" style:parent-style-name="Default">
      <style:table-cell-properties fo:border-bottom="0.74pt solid #000000" fo:border-left="none" fo:border-right="0.74pt solid #000000" fo:border-top="0.74pt solid #000000"/>
      <style:text-properties fo:color="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map style:condition="is-true-formula([.$I2] = 0)" style:apply-style-name="greyed_20_out" style:base-cell-address="QF_LIA.A2"/>
    </style:style>
    <style:style style:name="ce11" style:family="table-cell" style:parent-style-name="Default">
      <style:table-cell-properties fo:border-bottom="none" fo:border-left="none" fo:border-right="0.74pt solid #000000" fo:border-top="none"/>
      <style:map style:condition="is-true-formula([.$I2] = 0)" style:apply-style-name="greyed_20_out" style:base-cell-address="QF_LIA.A2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  <style:map style:condition="is-true-formula([.$I2] = 0)" style:apply-style-name="greyed_20_out" style:base-cell-address="QF_LIA.A2"/>
    </style:style>
    <style:style style:name="ce13" style:family="table-cell" style:parent-style-name="Default">
      <style:table-cell-properties fo:border-bottom="none" fo:border-left="0.74pt solid #000000" fo:border-right="none" fo:border-top="none"/>
    </style:style>
    <style:style style:name="ce14" style:family="table-cell" style:parent-style-name="Default">
      <style:table-cell-properties fo:border-bottom="0.74pt solid #000000" fo:border-left="none" fo:border-right="none" fo:border-top="none"/>
      <style:map style:condition="is-true-formula([.$I2] = 0)" style:apply-style-name="greyed_20_out" style:base-cell-address="QF_LIA.A2"/>
    </style:style>
    <style:style style:name="ce15" style:family="table-cell" style:parent-style-name="Default">
      <style:table-cell-properties fo:border-bottom="none" fo:border-left="none" fo:border-right="0.74pt solid #000000" fo:border-top="none"/>
    </style:style>
    <style:style style:name="ce16" style:family="table-cell" style:parent-style-name="Default">
      <style:map style:condition="is-true-formula([.$J2] = 0)" style:apply-style-name="greyed_20_out" style:base-cell-address="QF_LRA.A2"/>
    </style:style>
    <style:style style:name="ce17" style:family="table-cell" style:parent-style-name="Default">
      <style:table-cell-properties fo:border-bottom="none" fo:border-left="none" fo:border-right="0.74pt solid #000000" fo:border-top="none"/>
      <style:map style:condition="is-true-formula([.$J2] = 0)" style:apply-style-name="greyed_20_out" style:base-cell-address="QF_LRA.A2"/>
    </style:style>
    <style:style style:name="ce18" style:family="table-cell" style:parent-style-name="greyed_5f_out_5f_font">
      <style:table-cell-properties fo:border="none"/>
      <style:text-properties fo:color="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greyed_5f_out_5f_font">
      <style:table-cell-properties fo:border-bottom="none" fo:border-left="none" fo:border-right="0.74pt solid #000000" fo:border-top="none"/>
      <style:text-properties fo:color="#000000"/>
    </style:style>
    <style:style style:name="ce21" style:family="table-cell" style:parent-style-name="greyed_5f_out_5f_font">
      <style:text-properties fo:color="#000000"/>
    </style:style>
    <style:style style:name="ce22" style:family="table-cell" style:parent-style-name="Default">
      <style:table-cell-properties fo:border-bottom="0.74pt solid #000000" fo:border-left="none" fo:border-right="0.74pt solid #000000" fo:border-top="none"/>
      <style:text-properties fo:color="#000000"/>
    </style:style>
    <style:style style:name="ce23" style:family="table-cell" style:parent-style-name="Default">
      <style:text-properties fo:color="#000000"/>
    </style:style>
    <style:style style:name="ce24" style:family="table-cell" style:parent-style-name="Default">
      <style:table-cell-properties fo:border-bottom="0.74pt solid #000000" fo:border-left="none" fo:border-right="none" fo:border-top="0.74pt solid #000000"/>
      <style:map style:condition="is-true-formula([.$I2] = 0)" style:apply-style-name="greyed_20_out" style:base-cell-address="QF_LIRA.A2"/>
    </style:style>
    <style:style style:name="ce25" style:family="table-cell" style:parent-style-name="Default">
      <style:table-cell-properties fo:border-bottom="0.74pt solid #000000" fo:border-left="none" fo:border-right="0.74pt solid #000000" fo:border-top="0.74pt solid #000000"/>
      <style:map style:condition="is-true-formula([.$I2] = 0)" style:apply-style-name="greyed_20_out" style:base-cell-address="QF_LIRA.A2"/>
    </style:style>
    <style:style style:name="ce26" style:family="table-cell" style:parent-style-name="Default">
      <style:table-cell-properties fo:border-bottom="0.74pt solid #000000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QF_UF" table:style-name="ta1">
        <table:table-column table:style-name="co1" table:default-cell-style-name="ce2"/>
        <table:table-column table:style-name="co1" table:default-cell-style-name="ce4"/>
        <table:table-column table:style-name="co1" table:number-columns-repeated="5" table:default-cell-style-name="ce2"/>
        <table:table-column table:style-name="co1" table:default-cell-style-name="ce4"/>
        <table:table-column table:style-name="co1" table:default-cell-style-name="ce2"/>
        <table:table-column table:style-name="co1" table:number-columns-repeated="1015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Before Preprocessing</text:p>
          </table:table-cell>
          <table:table-cell table:style-name="ce1" office:value-type="string" calcext:value-type="string">
            <text:p># SAT</text:p>
          </table:table-cell>
          <table:table-cell table:style-name="ce1" office:value-type="string" calcext:value-type="string">
            <text:p># lets not deleted</text:p>
          </table:table-cell>
          <table:table-cell table:style-name="ce7" office:value-type="string" calcext:value-type="string">
            <text:p># Solver Error</text:p>
          </table:table-cell>
          <table:table-cell table:style-name="ce7" office:value-type="string" calcext:value-type="string">
            <text:p># Proof Timeout/Error</text:p>
          </table:table-cell>
          <table:table-cell table:style-name="ce8" office:value-type="string" calcext:value-type="string">
            <text:p># Proof too big</text:p>
          </table:table-cell>
          <table:table-cell table:style-name="ce1" office:value-type="string" calcext:value-type="string">
            <text:p>Final</text:p>
          </table:table-cell>
          <table:table-cell table:style-name="ce1" office:value-type="string" calcext:value-type="string">
            <text:p>Added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20170829-Rodin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2]-SUM([.D2:.H2])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18-Goel-hwbench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table:formula="of:=[.C3]-SUM([.D3:.H3])"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190906-CLEARSY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DELETED </text:p>
          </table:table-cell>
          <table:table-cell office:value-type="string" calcext:value-type="string">
            <text:p>DELETED </text:p>
          </table:table-cell>
          <table:table-cell office:value-type="string" calcext:value-type="string">
            <text:p>9 remain but they have define-funs &amp; weird operato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q_diamo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C5]-SUM([.D5:.H5])"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Q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formula="of:=[.C6]-SUM([.D6:.H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Q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[.C7]-SUM([.D7:.H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G-classification</text:p>
          </table:table-cell>
          <table:table-cell table:style-name="ce2" office:value-type="float" office:value="6396" calcext:value-type="float">
            <text:p>6396</text:p>
          </table:table-cell>
          <table:table-cell table:style-name="Default"/>
          <table:table-cell table:number-columns-repeated="5"/>
          <table:table-cell table:number-columns-repeated="2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oops6</text:p>
          </table:table-cell>
          <table:table-cell office:value-type="float" office:value="448" calcext:value-type="float">
            <text:p>448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39" calcext:value-type="float">
            <text:p>139</text:p>
          </table:table-cell>
          <table:table-cell table:formula="of:=[.C9]-SUM([.D9:.H9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g5</text:p>
          </table:table-cell>
          <table:table-cell office:value-type="float" office:value="5286" calcext:value-type="float">
            <text:p>5286</text:p>
          </table:table-cell>
          <table:table-cell office:value-type="float" office:value="1951" calcext:value-type="float">
            <text:p>1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0" calcext:value-type="float">
            <text:p>1510</text:p>
          </table:table-cell>
          <table:table-cell office:value-type="float" office:value="1816" calcext:value-type="float">
            <text:p>1816</text:p>
          </table:table-cell>
          <table:table-cell table:formula="of:=[.C10]-SUM([.D10:.H10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g6</text:p>
          </table:table-cell>
          <table:table-cell office:value-type="float" office:value="244" calcext:value-type="float">
            <text:p>244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8" calcext:value-type="float">
            <text:p>18</text:p>
          </table:table-cell>
          <table:table-cell table:formula="of:=[.C11]-SUM([.D11:.H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qg7</text:p>
          </table:table-cell>
          <table:table-cell office:value-type="float" office:value="418" calcext:value-type="float">
            <text:p>418</text:p>
          </table:table-cell>
          <table:table-cell office:value-type="float" office:value="304" calcext:value-type="float">
            <text:p>30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table:formula="of:=[.C12]-SUM([.D12:.H1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formula="of:=[.C13]-SUM([.D13:.H13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TypeSafe</text:p>
          </table:table-cell>
          <table:table-cell table:style-name="ce5"/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C14]-SUM([.D14:.H14])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table:formula="of:=SUM([.C2:.C14])" office:value-type="float" office:value="7503" calcext:value-type="float">
            <text:p>7503</text:p>
          </table:table-cell>
          <table:table-cell table:style-name="ce6" table:formula="of:=IF(SUM([.D2:.D14])=0;0;SUM([.D2:.D14])/[.$C$15])" office:value-type="percentage" office:value="0.418765827002532" calcext:value-type="percentage">
            <text:p>41.88%</text:p>
          </table:table-cell>
          <table:table-cell table:style-name="ce6" table:formula="of:=IF(SUM([.E2:.E14])=0;0;SUM([.E2:.E14])/[.$C$15])" office:value-type="percentage" office:value="0.00186592029854725" calcext:value-type="percentage">
            <text:p>0.19%</text:p>
          </table:table-cell>
          <table:table-cell table:style-name="ce6" table:formula="of:=IF(SUM([.F2:.F14])=0;0;SUM([.F2:.F14])/[.$C$15])" office:value-type="percentage" office:value="0" calcext:value-type="percentage">
            <text:p>0.00%</text:p>
          </table:table-cell>
          <table:table-cell table:style-name="ce6" table:formula="of:=IF(SUM([.G2:.G14])=0;0;SUM([.G2:.G14])/[.$C$15])" office:value-type="percentage" office:value="0.263894442223111" calcext:value-type="percentage">
            <text:p>26.39%</text:p>
          </table:table-cell>
          <table:table-cell table:style-name="ce6" table:formula="of:=IF(SUM([.H2:.H14])=0;0;SUM([.H2:.H14])/[.$C$15])" office:value-type="percentage" office:value="0.284286285485806" calcext:value-type="percentage">
            <text:p>28.43%</text:p>
          </table:table-cell>
          <table:table-cell table:style-name="Default" table:formula="of:=SUM([.I2:.I14])" office:value-type="float" office:value="225" calcext:value-type="float">
            <text:p>225</text:p>
          </table:table-cell>
          <table:table-cell table:formula="of:=SUM([.J2:.J14])" office:value-type="float" office:value="47" calcext:value-type="float">
            <text:p>47</text:p>
          </table:table-cell>
          <table:table-cell table:number-columns-repeated="1014"/>
        </table:table-row>
        <table:table-row table:style-name="ro1" table:number-rows-repeated="3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 office:value-type="string" calcext:value-type="string">
            <text:p>1s timeout solving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Default" office:value-type="string" calcext:value-type="string">
            <text:p>5s timeout proofs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Default" office:value-type="string" calcext:value-type="string">
            <text:p>&lt;1500 proof steps</text:p>
          </table:table-cell>
          <table:table-cell table:style-name="Default" table:number-columns-repeated="8"/>
          <table:table-cell table:number-columns-repeated="1015"/>
        </table:table-row>
        <calcext:conditional-formats>
          <calcext:conditional-format calcext:target-range-address="QF_UF.A2:QF_UF.H7 QF_UF.A9:QF_UF.I14 QF_UF.A8:QF_UF.B8 QF_UF.D8:QF_UF.I8 QF_UF.I2:QF_UF.I3 QF_UF.I5:QF_UF.I7">
            <calcext:condition calcext:apply-style-name="greyed out" calcext:value="formula-is([.$I2] = 0)" calcext:base-cell-address="QF_UF.A2"/>
          </calcext:conditional-format>
        </calcext:conditional-formats>
      </table:table>
      <table:table table:name="QF_LIA" table:style-name="ta1">
        <table:table-column table:style-name="co1" table:default-cell-style-name="ce10"/>
        <table:table-column table:style-name="co1" table:default-cell-style-name="ce11"/>
        <table:table-column table:style-name="co1" table:number-columns-repeated="3" table:default-cell-style-name="ce10"/>
        <table:table-column table:style-name="co1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default-cell-style-name="ce10"/>
        <table:table-column table:style-name="co1" table:number-columns-repeated="1015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Before Preprocessing</text:p>
          </table:table-cell>
          <table:table-cell table:style-name="ce1" office:value-type="string" calcext:value-type="string">
            <text:p># SAT</text:p>
          </table:table-cell>
          <table:table-cell table:style-name="ce1" office:value-type="string" calcext:value-type="string">
            <text:p># lets not deleted</text:p>
          </table:table-cell>
          <table:table-cell table:style-name="ce7" office:value-type="string" calcext:value-type="string">
            <text:p># Solver Error</text:p>
          </table:table-cell>
          <table:table-cell table:style-name="ce7" office:value-type="string" calcext:value-type="string">
            <text:p># Proof Timeout/Error</text:p>
          </table:table-cell>
          <table:table-cell table:style-name="ce8" office:value-type="string" calcext:value-type="string">
            <text:p># Proof too big</text:p>
          </table:table-cell>
          <table:table-cell table:style-name="ce1" office:value-type="string" calcext:value-type="string">
            <text:p>Final</text:p>
          </table:table-cell>
          <table:table-cell table:style-name="ce1" office:value-type="string" calcext:value-type="string">
            <text:p>Added</text:p>
          </table:table-cell>
          <table:table-cell table:style-name="ce1" office:value-type="string" calcext:value-type="string">
            <text:p>After finding some more SAT(Why me…)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20180326-Bromberger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formula="of:=[.C2]-SUM([.D2:.H2])" office:value-type="float" office:value="95" calcext:value-type="float">
            <text:p>9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9-cmodelsdiff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]-SUM([.D3:.H3])"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9-ezsmt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formula="of:=[.C4]-SUM([.D4:.H4])"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10219-Dartagnan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formula="of:=[.C5]-SUM([.D5:.H5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20307-SMPT</text:p>
          </table:table-cell>
          <table:table-cell/>
          <table:table-cell office:value-type="float" office:value="5852" calcext:value-type="float">
            <text:p>5852</text:p>
          </table:table-cell>
          <table:table-cell office:value-type="float" office:value="4251" calcext:value-type="float">
            <text:p>4251</text:p>
          </table:table-cell>
          <table:table-cell office:value-type="float" office:value="47" calcext:value-type="float">
            <text:p>47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94" calcext:value-type="float">
            <text:p>194</text:p>
          </table:table-cell>
          <table:table-cell table:formula="of:=[.C6]-SUM([.D6:.H6])" office:value-type="float" office:value="1233" calcext:value-type="float">
            <text:p>123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0321-UltimateAutomizerSvcomp202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]-SUM([.D7:.H7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31117-c_inference</text:p>
          </table:table-cell>
          <table:table-cell table:style-name="ce10"/>
          <table:table-cell table:style-name="ce13"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8]-SUM([.D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ctic-matrix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]-SUM([.D9:.H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verest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0]-SUM([.D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fill-scheduling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table:formula="of:=[.C11]-SUM([.D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lypto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C12]-SUM([.D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V_2009_benchmarks</text:p>
          </table:table-cell>
          <table:table-cell/>
          <table:table-cell office:value-type="float" office:value="591" calcext:value-type="float">
            <text:p>591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13]-SUM([.D13:.H13])" office:value-type="float" office:value="79" calcext:value-type="float">
            <text:p>7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eck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]-SUM([.D14:.H14])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IRC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[.C15]-SUM([.D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vert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C16]-SUM([.D16:.H16])" office:value-type="float" office:value="37" calcext:value-type="float">
            <text:p>3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t_lemmas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table:formula="of:=[.C17]-SUM([.D17:.H17])" office:value-type="float" office:value="23" calcext:value-type="float">
            <text:p>2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llig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8]-SUM([.D18:.H1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hsat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table:formula="of:=[.C19]-SUM([.D19:.H19])" office:value-type="float" office:value="9" calcext:value-type="float">
            <text:p>9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plib200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20]-SUM([.D20:.H2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c-smt</text:p>
          </table:table-cell>
          <table:table-cell/>
          <table:table-cell office:value-type="float" office:value="2780" calcext:value-type="float">
            <text:p>2780</text:p>
          </table:table-cell>
          <table:table-cell office:value-type="float" office:value="1256" calcext:value-type="float">
            <text:p>1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formula="of:=[.C21]-SUM([.D21:.H2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b201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.C22]-SUM([.D22:.H2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dgeons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23]-SUM([.D23:.H23])" office:value-type="float" office:value="19" calcext:value-type="float">
            <text:p>1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ime-cone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C24]-SUM([.D24:.H24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ngs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4" calcext:value-type="float">
            <text:p>14</text:p>
          </table:table-cell>
          <table:table-cell table:formula="of:=[.C25]-SUM([.D25:.H25])" office:value-type="float" office:value="49" calcext:value-type="float">
            <text:p>4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ngs_preprocessed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14" calcext:value-type="float">
            <text:p>14</text:p>
          </table:table-cell>
          <table:table-cell table:formula="of:=[.C26]-SUM([.D26:.H26])" office:value-type="float" office:value="55" calcext:value-type="float">
            <text:p>5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TCL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27]-SUM([.D27:.H27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WS</text:p>
          </table:table-cell>
          <table:table-cell/>
          <table:table-cell table:number-columns-repeated="2"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[.C28]-SUM([.D28:.H2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cks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29]-SUM([.D29:.H29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ghtrhombus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C30]-SUM([.D30:.H3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opical-matrix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1]-SUM([.D31:.H3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s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2]-SUM([.D32:.H3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12"/>
          <table:table-cell table:style-name="ce14" table:number-columns-repeated="5"/>
          <table:table-cell table:style-name="ce12"/>
          <table:table-cell table:style-name="ce14" table:formula="of:=[.C33]-SUM([.D33:.H33])" office:value-type="float" office:value="0" calcext:value-type="float">
            <text:p>0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table:formula="of:=SUM([.C2:.C33])" office:value-type="float" office:value="13297" calcext:value-type="float">
            <text:p>13297</text:p>
          </table:table-cell>
          <table:table-cell table:style-name="ce6" table:formula="of:=IF(SUM([.D2:.D33])=0;0;SUM([.D2:.D33])/[.$C$34])" office:value-type="percentage" office:value="0.613371437166278" calcext:value-type="percentage">
            <text:p>61.34%</text:p>
          </table:table-cell>
          <table:table-cell table:style-name="ce6" table:formula="of:=IF(SUM([.E2:.E33])=0;0;SUM([.E2:.E33])/[.$C$34])" office:value-type="percentage" office:value="0.0142137324208468" calcext:value-type="percentage">
            <text:p>1.42%</text:p>
          </table:table-cell>
          <table:table-cell table:style-name="ce6" table:formula="of:=IF(SUM([.F2:.F33])=0;0;SUM([.F2:.F33])/[.$C$34])" office:value-type="percentage" office:value="0" calcext:value-type="percentage">
            <text:p>0.00%</text:p>
          </table:table-cell>
          <table:table-cell table:style-name="ce6" table:formula="of:=IF(SUM([.G2:.G33])=0;0;SUM([.G2:.G33])/[.$C$34])" office:value-type="percentage" office:value="0.196360081221328" calcext:value-type="percentage">
            <text:p>19.64%</text:p>
          </table:table-cell>
          <table:table-cell table:style-name="ce6" table:formula="of:=IF(SUM([.H2:.H33])=0;0;SUM([.H2:.H33])/[.$C$34])" office:value-type="percentage" office:value="0.0449725501992931" calcext:value-type="percentage">
            <text:p>4.50%</text:p>
          </table:table-cell>
          <table:table-cell table:style-name="Default" table:formula="of:=SUM([.I2:.I33])" office:value-type="float" office:value="1743" calcext:value-type="float">
            <text:p>1743</text:p>
          </table:table-cell>
          <table:table-cell table:formula="of:=SUM([.J2:.J33])" office:value-type="float" office:value="120" calcext:value-type="float">
            <text:p>120</text:p>
          </table:table-cell>
          <table:table-cell table:formula="of:=SUM([.K2:.K33])" office:value-type="float" office:value="95" calcext:value-type="float">
            <text:p>95</text:p>
          </table:table-cell>
          <table:table-cell table:number-columns-repeated="1013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style-name="Default" office:value-type="string" calcext:value-type="string">
            <text:p>(some of these might be sat, see above)</text:p>
          </table:table-cell>
          <table:table-cell table:number-columns-repeated="1015"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 office:value-type="string" calcext:value-type="string">
            <text:p>1s timeout solving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 office:value-type="string" calcext:value-type="string">
            <text:p>5s timeout proofs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 office:value-type="string" calcext:value-type="string">
            <text:p>&lt;1500 proof steps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1015"/>
        </table:table-row>
        <calcext:conditional-formats>
          <calcext:conditional-format calcext:target-range-address="QF_LIA.A2:QF_LIA.I2 QF_LIA.A9:QF_LIA.H16 QF_LIA.A8:QF_LIA.B8 QF_LIA.D8:QF_LIA.H8 QF_LIA.A6:QF_LIA.H7 QF_LIA.A5:QF_LIA.E5 QF_LIA.G5:QF_LIA.H5 QF_LIA.B33:QF_LIA.H33 QF_LIA.A17:QF_LIA.B32 QF_LIA.G29:QF_LIA.H32 QF_LIA.I3:QF_LIA.I33 QF_LIA.C17:QF_LIA.E27 QF_LIA.C29:QF_LIA.E32 QF_LIA.G17:QF_LIA.H27 QF_LIA.A3:QF_LIA.H4">
            <calcext:condition calcext:apply-style-name="greyed out" calcext:value="formula-is([.$I2] = 0)" calcext:base-cell-address="QF_LIA.A2"/>
          </calcext:conditional-format>
        </calcext:conditional-formats>
      </table:table>
      <table:table table:name="QF_LRA" table:style-name="ta1">
        <table:table-column table:style-name="co1" table:default-cell-style-name="ce16"/>
        <table:table-column table:style-name="co1" table:default-cell-style-name="ce17"/>
        <table:table-column table:style-name="co1" table:number-columns-repeated="3" table:default-cell-style-name="ce16"/>
        <table:table-column table:style-name="co1" table:default-cell-style-name="Default"/>
        <table:table-column table:style-name="co1" table:number-columns-repeated="2" table:default-cell-style-name="ce16"/>
        <table:table-column table:style-name="co1" table:default-cell-style-name="ce17"/>
        <table:table-column table:style-name="co1" table:default-cell-style-name="ce16"/>
        <table:table-column table:style-name="co1" table:number-columns-repeated="1014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Before Preprocessing</text:p>
          </table:table-cell>
          <table:table-cell table:style-name="ce1" office:value-type="string" calcext:value-type="string">
            <text:p># SAT</text:p>
          </table:table-cell>
          <table:table-cell table:style-name="ce1" office:value-type="string" calcext:value-type="string">
            <text:p># lets not deleted</text:p>
          </table:table-cell>
          <table:table-cell table:style-name="ce7" office:value-type="string" calcext:value-type="string">
            <text:p># Unsupported command</text:p>
          </table:table-cell>
          <table:table-cell table:style-name="ce7" office:value-type="string" calcext:value-type="string">
            <text:p># Solver Error</text:p>
          </table:table-cell>
          <table:table-cell table:style-name="ce7" office:value-type="string" calcext:value-type="string">
            <text:p># Proof Timeout/Error</text:p>
          </table:table-cell>
          <table:table-cell table:style-name="ce8" office:value-type="string" calcext:value-type="string">
            <text:p># Proof too big</text:p>
          </table:table-cell>
          <table:table-cell table:style-name="ce1" office:value-type="string" calcext:value-type="string">
            <text:p>Final</text:p>
          </table:table-cell>
          <table:table-cell table:style-name="ce1" office:value-type="string" calcext:value-type="string">
            <text:p>Added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2017-Heizmann-UltimateInvariantSynthesis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]-SUM([.D2:.I2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19-ezsmt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]-SUM([.D3:.I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c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]-SUM([.D4:.I4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ck_synchro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[.C5]-SUM([.D5:.I5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TP-Scheduling</text:p>
          </table:table-cell>
          <table:table-cell/>
          <table:table-cell table:number-columns-repeated="2" office:value-type="float" office:value="91" calcext:value-type="float">
            <text:p>9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6]-SUM([.D6:.I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eymaera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C7]-SUM([.D7:.I7]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ssoRanker</text:p>
          </table:table-cell>
          <table:table-cell table:style-name="ce16"/>
          <table:table-cell table:style-name="ce13" office:value-type="float" office:value="419" calcext:value-type="float">
            <text:p>419</text:p>
          </table:table-cell>
          <table:table-cell office:value-type="float" office:value="267" calcext:value-type="float">
            <text:p>26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formula="of:=[.C8]-SUM([.D8:.I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ntendress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9]-SUM([.D9:.I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ti-tarski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338" calcext:value-type="float">
            <text:p>33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0]-SUM([.D10:.I10])"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plib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C11]-SUM([.D11:.I11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formula="of:=[.C12]-SUM([.D12:.I12])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C13]-SUM([.D13:.I1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ider_benchmarks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C14]-SUM([.D14:.I14])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5]-SUM([.D15:.I1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opical-matri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6]-SUM([.D16:.I1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ta_startup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[.C17]-SUM([.D17:.I17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art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[.C18]-SUM([.D18:.I1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Default" table:formula="of:=SUM([.C2:.C18])" office:value-type="float" office:value="1753" calcext:value-type="float">
            <text:p>1753</text:p>
          </table:table-cell>
          <table:table-cell table:style-name="ce6" table:formula="of:=IF(SUM([.D2:.D18])=0;0;SUM([.D2:.D18])/[.$C$19])" office:value-type="percentage" office:value="0.539646320593269" calcext:value-type="percentage">
            <text:p>53.96%</text:p>
          </table:table-cell>
          <table:table-cell table:style-name="ce6" table:formula="of:=IF(SUM([.E2:.E18])=0;0;SUM([.E2:.E18])/[.$C$19])" office:value-type="percentage" office:value="0.0142612664004564" calcext:value-type="percentage">
            <text:p>1.43%</text:p>
          </table:table-cell>
          <table:table-cell/>
          <table:table-cell table:style-name="ce6" table:formula="of:=IF(SUM([.G2:.G18])=0;0;SUM([.G2:.G18])/[.$C$19])" office:value-type="percentage" office:value="0" calcext:value-type="percentage">
            <text:p>0.00%</text:p>
          </table:table-cell>
          <table:table-cell table:style-name="ce6" table:formula="of:=IF(SUM([.H2:.H18])=0;0;SUM([.H2:.H18])/[.$C$19])" office:value-type="percentage" office:value="0.188248716486024" calcext:value-type="percentage">
            <text:p>18.82%</text:p>
          </table:table-cell>
          <table:table-cell table:style-name="ce6" table:formula="of:=IF(SUM([.I2:.I18])=0;0;SUM([.I2:.I18])/[.$C$19])" office:value-type="percentage" office:value="0.0752994865944096" calcext:value-type="percentage">
            <text:p>7.53%</text:p>
          </table:table-cell>
          <table:table-cell table:style-name="Default" table:formula="of:=SUM([.J2:.J18])" office:value-type="float" office:value="215" calcext:value-type="float">
            <text:p>215</text:p>
          </table:table-cell>
          <table:table-cell table:formula="of:=SUM([.K2:.K18])" office:value-type="float" office:value="51" calcext:value-type="float">
            <text:p>51</text:p>
          </table:table-cell>
          <table:table-cell table:formula="of:=SUM([.L2:.L18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number-rows-repeated="3">
          <table:table-cell table:style-name="Default" table:number-columns-repeated="5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Default" office:value-type="string" calcext:value-type="string">
            <text:p>1s timeout solving</text:p>
          </table:table-cell>
          <table:table-cell table:style-name="Default" table:number-columns-repeated="4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Default" office:value-type="string" calcext:value-type="string">
            <text:p>5s timeout proofs</text:p>
          </table:table-cell>
          <table:table-cell table:style-name="Default" table:number-columns-repeated="4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Default" office:value-type="string" calcext:value-type="string">
            <text:p>&lt;1500 proof steps</text:p>
          </table:table-cell>
          <table:table-cell table:style-name="Default" table:number-columns-repeated="4"/>
          <table:table-cell/>
          <table:table-cell table:style-name="Default" table:number-columns-repeated="4"/>
          <table:table-cell table:number-columns-repeated="1014"/>
        </table:table-row>
        <calcext:conditional-formats>
          <calcext:conditional-format calcext:target-range-address="QF_LRA.G2:QF_LRA.J2 QF_LRA.I6:QF_LRA.I16 QF_LRA.A8:QF_LRA.B8 QF_LRA.H5:QF_LRA.I5 QF_LRA.G3:QF_LRA.I4 QF_LRA.A2:QF_LRA.E7 QF_LRA.A9:QF_LRA.E18 QF_LRA.D8:QF_LRA.E8 QF_LRA.H17:QF_LRA.I17 QF_LRA.J3:QF_LRA.J17 QF_LRA.H18:QF_LRA.J18 QF_LRA.G6:QF_LRA.H7 QF_LRA.G9:QF_LRA.H16 QF_LRA.H8:QF_LRA.H8">
            <calcext:condition calcext:apply-style-name="greyed out" calcext:value="formula-is([.$J2] = 0)" calcext:base-cell-address="QF_LRA.A2"/>
          </calcext:conditional-format>
        </calcext:conditional-formats>
      </table:table>
      <table:table table:name="UF" table:style-name="ta1">
        <table:table-column table:style-name="co1" table:number-columns-repeated="2" table:default-cell-style-name="ce19"/>
        <table:table-column table:style-name="co1" table:number-columns-repeated="6" table:default-cell-style-name="Default"/>
        <table:table-column table:style-name="co1" table:default-cell-style-name="ce19"/>
        <table:table-column table:style-name="co1" table:number-columns-repeated="3" table:default-cell-style-name="Default"/>
        <table:table-row table:style-name="ro1">
          <table:table-cell table:style-name="ce8" table:number-columns-repeated="2"/>
          <table:table-cell table:style-name="ce1" office:value-type="string" calcext:value-type="string">
            <text:p>Before Preprocessing</text:p>
          </table:table-cell>
          <table:table-cell table:style-name="ce1" office:value-type="string" calcext:value-type="string">
            <text:p># SAT</text:p>
          </table:table-cell>
          <table:table-cell table:style-name="ce1" office:value-type="string" calcext:value-type="string">
            <text:p># lets not deleted</text:p>
          </table:table-cell>
          <table:table-cell table:style-name="ce7" office:value-type="string" calcext:value-type="string">
            <text:p># Solver Error</text:p>
          </table:table-cell>
          <table:table-cell table:style-name="ce7" office:value-type="string" calcext:value-type="string">
            <text:p># Unsupported command</text:p>
          </table:table-cell>
          <table:table-cell table:style-name="ce7" office:value-type="string" calcext:value-type="string">
            <text:p># Proof Error/Timeout</text:p>
          </table:table-cell>
          <table:table-cell table:style-name="ce22" office:value-type="string" calcext:value-type="string">
            <text:p># Proof too big</text:p>
          </table:table-cell>
          <table:table-cell table:style-name="ce1" office:value-type="string" calcext:value-type="string">
            <text:p>Final</text:p>
          </table:table-cell>
          <table:table-cell table:style-name="ce1" office:value-type="string" calcext:value-type="string">
            <text:p>Added</text:p>
          </table:table-cell>
          <table:table-cell table:style-name="ce1"/>
        </table:table-row>
        <table:table-row table:style-name="ro1">
          <table:table-cell table:style-name="ce18" office:value-type="string" calcext:value-type="string">
            <text:p>20170428-Barrett</text:p>
          </table:table-cell>
          <table:table-cell table:style-name="ce20"/>
          <table:table-cell table:style-name="ce21" office:value-type="float" office:value="2963" calcext:value-type="float">
            <text:p>2963</text:p>
          </table:table-cell>
          <table:table-cell table:style-name="ce21" office:value-type="float" office:value="92" calcext:value-type="float">
            <text:p>92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379" calcext:value-type="float">
            <text:p>1379</text:p>
          </table:table-cell>
          <table:table-cell table:style-name="ce20" office:value-type="float" office:value="13" calcext:value-type="float">
            <text:p>13</text:p>
          </table:table-cell>
          <table:table-cell table:style-name="ce21" table:formula="of:=[.C2]-SUM([.D2:.I2])" office:value-type="float" office:value="1479" calcext:value-type="float">
            <text:p>1479</text:p>
          </table:table-cell>
          <table:table-cell table:style-name="ce21" office:value-type="float" office:value="10" calcext:value-type="float">
            <text:p>10</text:p>
          </table:table-cell>
          <table:table-cell table:style-name="ce21"/>
        </table:table-row>
        <table:table-row table:style-name="ro1">
          <table:table-cell table:style-name="ce18" office:value-type="string" calcext:value-type="string">
            <text:p>20190906-CLEARSY</text:p>
          </table:table-cell>
          <table:table-cell table:style-name="ce20"/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1" table:formula="of:=[.C3]-SUM([.D3:.I3])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3"/>
        </table:table-row>
        <table:table-row table:style-name="ro1">
          <table:table-cell office:value-type="string" calcext:value-type="string">
            <text:p>20201221-induction-by-reflection-schoisswohl</text:p>
          </table:table-cell>
          <table:table-cell table:style-name="ce15"/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15" office:value-type="float" office:value="0" calcext:value-type="float">
            <text:p>0</text:p>
          </table:table-cell>
          <table:table-cell table:style-name="ce21" table:formula="of:=[.C4]-SUM([.D4:.I4])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grasshopper</text:p>
          </table:table-cell>
          <table:table-cell table:style-name="ce15"/>
          <table:table-cell office:value-type="float" office:value="376" calcext:value-type="float">
            <text:p>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15" office:value-type="float" office:value="56" calcext:value-type="float">
            <text:p>56</text:p>
          </table:table-cell>
          <table:table-cell table:style-name="ce21" table:formula="of:=[.C5]-SUM([.D5:.I5])" office:value-type="float" office:value="294" calcext:value-type="float">
            <text:p>29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isc</text:p>
          </table:table-cell>
          <table:table-cell table:style-name="ce15"/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1" table:formula="of:=[.C6]-SUM([.D6:.I6])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ledgehammer</text:p>
          </table:table-cell>
          <table:table-cell table:style-name="ce15"/>
          <table:table-cell table:formula="of:=SUM([.C8:.C16])" office:value-type="float" office:value="4140" calcext:value-type="float">
            <text:p>4140</text:p>
          </table:table-cell>
          <table:table-cell table:number-columns-repeated="5"/>
          <table:table-cell table:style-name="ce15"/>
          <table:table-cell table:style-name="ce21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Default"/>
          <table:table-cell table:style-name="ce15" office:value-type="string" calcext:value-type="string">
            <text:p>Arrow_Order</text:p>
          </table:table-cell>
          <table:table-cell office:value-type="float" office:value="270" calcext:value-type="float">
            <text:p>27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style-name="ce15" office:value-type="float" office:value="25" calcext:value-type="float">
            <text:p>25</text:p>
          </table:table-cell>
          <table:table-cell table:style-name="ce21" table:formula="of:=[.C8]-SUM([.D8:.I8])"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string" calcext:value-type="string">
            <text:p>FFT</text:p>
          </table:table-cell>
          <table:table-cell office:value-type="float" office:value="515" calcext:value-type="float">
            <text:p>515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table:style-name="ce15" office:value-type="float" office:value="0" calcext:value-type="float">
            <text:p>0</text:p>
          </table:table-cell>
          <table:table-cell table:style-name="ce21" table:formula="of:=[.C9]-SUM([.D9:.I9]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15" office:value-type="string" calcext:value-type="string">
            <text:p>Fundamental_Theorem_Algebra</text:p>
          </table:table-cell>
          <table:table-cell office:value-type="float" office:value="979" calcext:value-type="float">
            <text:p>979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table:style-name="ce15" office:value-type="float" office:value="6" calcext:value-type="float">
            <text:p>6</text:p>
          </table:table-cell>
          <table:table-cell table:style-name="ce21" table:formula="of:=[.C10]-SUM([.D10:.I10])"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string" calcext:value-type="string">
            <text:p>Hoare</text:p>
          </table:table-cell>
          <table:table-cell office:value-type="float" office:value="523" calcext:value-type="float">
            <text:p>523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style-name="ce15" office:value-type="float" office:value="30" calcext:value-type="float">
            <text:p>30</text:p>
          </table:table-cell>
          <table:table-cell table:style-name="ce21" table:formula="of:=[.C11]-SUM([.D11:.I11])"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NS_Shared</text:p>
          </table:table-cell>
          <table:table-cell office:value-type="float" office:value="263" calcext:value-type="float">
            <text:p>263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table:style-name="ce21" table:formula="of:=[.C12]-SUM([.D12:.I12]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epres</text:p>
          </table:table-cell>
          <table:table-cell office:value-type="float" office:value="553" calcext:value-type="float">
            <text:p>553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table:style-name="ce21" table:formula="of:=[.C13]-SUM([.D13:.I13])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ongNorm</text:p>
          </table:table-cell>
          <table:table-cell office:value-type="float" office:value="246" calcext:value-type="float">
            <text:p>24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style-name="ce21" table:formula="of:=[.C14]-SUM([.D14:.I14])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woSquares</text:p>
          </table:table-cell>
          <table:table-cell office:value-type="float" office:value="331" calcext:value-type="float">
            <text:p>33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table:style-name="ce21" table:formula="of:=[.C15]-SUM([.D15:.I15])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ypeSafe</text:p>
          </table:table-cell>
          <table:table-cell office:value-type="float" office:value="460" calcext:value-type="float">
            <text:p>46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 table:style-name="ce21" table:formula="of:=[.C16]-SUM([.D16:.I16])"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tersteiger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1" table:formula="of:=[.C17]-SUM([.D17:.I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style-name="ce21" table:formula="of:=SUM([.J2:.J17])" office:value-type="float" office:value="2945" calcext:value-type="float">
            <text:p>2945</text:p>
          </table:table-cell>
          <table:table-cell table:formula="of:=SUM([.K2:.K17])" office:value-type="float" office:value="50" calcext:value-type="float">
            <text:p>50</text:p>
          </table:table-cell>
          <table:table-cell/>
        </table:table-row>
        <table:table-row table:style-name="ro1" table:number-rows-repeated="2">
          <table:table-cell table:number-columns-repeated="9"/>
          <table:table-cell table:style-name="ce21"/>
          <table:table-cell table:number-columns-repeated="2"/>
        </table:table-row>
        <table:table-row table:style-name="ro1" table:number-rows-repeated="104855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QF_LIRA" table:style-name="ta1">
        <table:table-column table:style-name="co1" table:number-columns-repeated="11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Before Preprocessing</text:p>
          </table:table-cell>
          <table:table-cell table:style-name="ce1" office:value-type="string" calcext:value-type="string">
            <text:p># SAT</text:p>
          </table:table-cell>
          <table:table-cell table:style-name="ce1" office:value-type="string" calcext:value-type="string">
            <text:p># lets not deleted</text:p>
          </table:table-cell>
          <table:table-cell table:style-name="ce7" office:value-type="string" calcext:value-type="string">
            <text:p># Solver Error</text:p>
          </table:table-cell>
          <table:table-cell table:style-name="ce7" office:value-type="string" calcext:value-type="string">
            <text:p># Proof Timeout/Error</text:p>
          </table:table-cell>
          <table:table-cell table:style-name="ce8" office:value-type="string" calcext:value-type="string">
            <text:p># Proof too big</text:p>
          </table:table-cell>
          <table:table-cell table:style-name="ce1" office:value-type="string" calcext:value-type="string">
            <text:p>Final</text:p>
          </table:table-cell>
          <table:table-cell table:style-name="ce1" office:value-type="string" calcext:value-type="string">
            <text:p>Added</text:p>
          </table:table-cell>
          <table:table-cell table:style-name="ce1"/>
        </table:table-row>
        <table:table-row table:style-name="ro1">
          <table:table-cell table:style-name="ce24" office:value-type="string" calcext:value-type="string">
            <text:p>LCTS</text:p>
          </table:table-cell>
          <table:table-cell table:style-name="ce25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4" table:formula="of:=[.C2]-SUM([.D2:.H2])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6"/>
        </table:table-row>
        <table:table-row table:style-name="ro1">
          <table:table-cell table:number-columns-repeated="2"/>
          <table:table-cell table:formula="of:=SUM([.C2:.C2])" office:value-type="float" office:value="7" calcext:value-type="float">
            <text:p>7</text:p>
          </table:table-cell>
          <table:table-cell table:style-name="ce6" table:formula="of:=IF(SUM([.D2:.D2])=0;0;SUM([.D2:.D2])/[.$C$3])" office:value-type="percentage" office:value="0.142857142857143" calcext:value-type="percentage">
            <text:p>14.29%</text:p>
          </table:table-cell>
          <table:table-cell table:style-name="ce6" table:formula="of:=IF(SUM([.E2:.E2])=0;0;SUM([.E2:.E2])/[.$C$3])" office:value-type="percentage" office:value="0" calcext:value-type="percentage">
            <text:p>0.00%</text:p>
          </table:table-cell>
          <table:table-cell table:style-name="ce6" table:formula="of:=IF(SUM([.F2:.F2])=0;0;SUM([.F2:.F2])/[.$C$3])" office:value-type="percentage" office:value="0" calcext:value-type="percentage">
            <text:p>0.00%</text:p>
          </table:table-cell>
          <table:table-cell table:style-name="ce6" table:formula="of:=IF(SUM([.G2:.G2])=0;0;SUM([.G2:.G2])/[.$C$3])" office:value-type="percentage" office:value="0" calcext:value-type="percentage">
            <text:p>0.00%</text:p>
          </table:table-cell>
          <table:table-cell table:style-name="ce6" table:formula="of:=IF(SUM([.H2:.H2])=0;0;SUM([.H2:.H2])/[.$C$3])" office:value-type="percentage" office:value="0.857142857142857" calcext:value-type="percentage">
            <text:p>85.71%</text:p>
          </table:table-cell>
          <table:table-cell table:formula="of:=SUM([.I2:.I2])" office:value-type="float" office:value="0" calcext:value-type="float">
            <text:p>0</text:p>
          </table:table-cell>
          <table:table-cell table:formula="of:=SUM([.J2:.J2])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1s timeout solvi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s timeout proof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1500 proof steps</text:p>
          </table:table-cell>
          <table:table-cell table:number-columns-repeated="10"/>
        </table:table-row>
        <calcext:conditional-formats>
          <calcext:conditional-format calcext:target-range-address="QF_LIRA.A2:QF_LIRA.I2">
            <calcext:condition calcext:apply-style-name="greyed out" calcext:value="formula-is([.$I2] = 0)" calcext:base-cell-address="QF_LIRA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reyed_20_out" style:display-name="greyed out" style:family="table-cell" style:parent-style-name="Default">
      <style:table-cell-properties style:diagonal-bl-tr="none" style:diagonal-tl-br="none"/>
      <style:text-properties fo:color="#666666"/>
    </style:style>
    <style:style style:name="greyed_5f_out_5f_font" style:display-name="greyed_out_font" style:family="table-cell" style:parent-style-name="Default">
      <style:text-properties fo:color="#666666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1:52:20.312504341</meta:creation-date>
    <meta:generator>LibreOffice/7.3.7.2$Linux_X86_64 LibreOffice_project/30$Build-2</meta:generator>
    <dc:date>2024-10-01T14:45:34.113752948</dc:date>
    <meta:editing-duration>PT2H21M31S</meta:editing-duration>
    <meta:editing-cycles>17</meta:editing-cycles>
    <meta:document-statistic meta:table-count="5" meta:cell-count="799" meta:object-count="0"/>
  </office:meta>
</office:document-meta>
</file>